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5mm" svg:height="90.05mm" svg:x="242.14mm" svg:y="10.09mm">
            <draw:object draw:notify-on-update-of-ranges="Sheet1.A1:Sheet1.A1 Sheet1.A2:Sheet1.A12 Sheet1.B1:Sheet1.B1 Sheet1.B2:Sheet1.B12 Sheet1.C1:Sheet1.C1 Sheet1.C2:Sheet1.C12 Sheet1.D1:Sheet1.D1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5mm" svg:height="90.05mm" svg:x="243.79mm" svg:y="122.71mm">
            <draw:object draw:notify-on-update-of-ranges="Sheet1.A1:Sheet1.A1 Sheet1.A2:Sheet1.A12 Sheet1.E1:Sheet1.E1 Sheet1.E2:Sheet1.E12 Sheet1.F1:Sheet1.F1 Sheet1.F2:Sheet1.F12 Sheet1.G1:Sheet1.G1 Sheet1.G2:Sheet1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s/threads</text:p>
          </table:table-cell>
          <table:table-cell office:value-type="string" calcext:value-type="string">
            <text:p>Csharp-sync</text:p>
          </table:table-cell>
          <table:table-cell office:value-type="string" calcext:value-type="string">
            <text:p>Csharp-asyn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sharp-sync 1k</text:p>
          </table:table-cell>
          <table:table-cell office:value-type="string" calcext:value-type="string">
            <text:p>Csharp-async 1k</text:p>
          </table:table-cell>
          <table:table-cell office:value-type="string" calcext:value-type="string">
            <text:p>java 1k</text:p>
          </table:table-cell>
          <table:table-cell office:value-type="string" calcext:value-type="string">
            <text:p>machine limit</text:p>
          </table:table-cell>
          <table:table-cell office:value-type="string" calcext:value-type="string">
            <text:p>machine limit 1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1" calcext:value-type="float">
            <text:p>4371</text:p>
          </table:table-cell>
          <table:table-cell office:value-type="float" office:value="4701" calcext:value-type="float">
            <text:p>4701</text:p>
          </table:table-cell>
          <table:table-cell office:value-type="float" office:value="4674" calcext:value-type="float">
            <text:p>4674</text:p>
          </table:table-cell>
          <table:table-cell office:value-type="float" office:value="644044" calcext:value-type="float">
            <text:p>644044</text:p>
          </table:table-cell>
          <table:table-cell office:value-type="float" office:value="659689" calcext:value-type="float">
            <text:p>659689</text:p>
          </table:table-cell>
          <table:table-cell office:value-type="float" office:value="514037" calcext:value-type="float">
            <text:p>514037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46" calcext:value-type="float">
            <text:p>8946</text:p>
          </table:table-cell>
          <table:table-cell office:value-type="float" office:value="9189" calcext:value-type="float">
            <text:p>9189</text:p>
          </table:table-cell>
          <table:table-cell office:value-type="float" office:value="7383" calcext:value-type="float">
            <text:p>7383</text:p>
          </table:table-cell>
          <table:table-cell office:value-type="float" office:value="1265414" calcext:value-type="float">
            <text:p>1265414</text:p>
          </table:table-cell>
          <table:table-cell office:value-type="float" office:value="1290774" calcext:value-type="float">
            <text:p>1290774</text:p>
          </table:table-cell>
          <table:table-cell office:value-type="float" office:value="1020027" calcext:value-type="float">
            <text:p>1020027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75" calcext:value-type="float">
            <text:p>16975</text:p>
          </table:table-cell>
          <table:table-cell office:value-type="float" office:value="18341" calcext:value-type="float">
            <text:p>18341</text:p>
          </table:table-cell>
          <table:table-cell office:value-type="float" office:value="14190" calcext:value-type="float">
            <text:p>14190</text:p>
          </table:table-cell>
          <table:table-cell office:value-type="float" office:value="2402136" calcext:value-type="float">
            <text:p>2402136</text:p>
          </table:table-cell>
          <table:table-cell office:value-type="float" office:value="2437255" calcext:value-type="float">
            <text:p>2437255</text:p>
          </table:table-cell>
          <table:table-cell office:value-type="float" office:value="1818752" calcext:value-type="float">
            <text:p>1818752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113" calcext:value-type="float">
            <text:p>31113</text:p>
          </table:table-cell>
          <table:table-cell office:value-type="float" office:value="34374" calcext:value-type="float">
            <text:p>34374</text:p>
          </table:table-cell>
          <table:table-cell office:value-type="float" office:value="30804" calcext:value-type="float">
            <text:p>30804</text:p>
          </table:table-cell>
          <table:table-cell office:value-type="float" office:value="3881136" calcext:value-type="float">
            <text:p>3881136</text:p>
          </table:table-cell>
          <table:table-cell office:value-type="float" office:value="3906509" calcext:value-type="float">
            <text:p>3906509</text:p>
          </table:table-cell>
          <table:table-cell office:value-type="float" office:value="2030411" calcext:value-type="float">
            <text:p>2030411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07" calcext:value-type="float">
            <text:p>51407</text:p>
          </table:table-cell>
          <table:table-cell office:value-type="float" office:value="65489" calcext:value-type="float">
            <text:p>65489</text:p>
          </table:table-cell>
          <table:table-cell office:value-type="float" office:value="54366" calcext:value-type="float">
            <text:p>54366</text:p>
          </table:table-cell>
          <table:table-cell office:value-type="float" office:value="4841513" calcext:value-type="float">
            <text:p>4841513</text:p>
          </table:table-cell>
          <table:table-cell office:value-type="float" office:value="4838010" calcext:value-type="float">
            <text:p>4838010</text:p>
          </table:table-cell>
          <table:table-cell office:value-type="float" office:value="2200316" calcext:value-type="float">
            <text:p>2200316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527" calcext:value-type="float">
            <text:p>77527</text:p>
          </table:table-cell>
          <table:table-cell office:value-type="float" office:value="96151" calcext:value-type="float">
            <text:p>96151</text:p>
          </table:table-cell>
          <table:table-cell office:value-type="float" office:value="96566" calcext:value-type="float">
            <text:p>96566</text:p>
          </table:table-cell>
          <table:table-cell office:value-type="float" office:value="5080682" calcext:value-type="float">
            <text:p>5080682</text:p>
          </table:table-cell>
          <table:table-cell office:value-type="float" office:value="5266524" calcext:value-type="float">
            <text:p>5266524</text:p>
          </table:table-cell>
          <table:table-cell office:value-type="float" office:value="2123754" calcext:value-type="float">
            <text:p>2123754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416" calcext:value-type="float">
            <text:p>97416</text:p>
          </table:table-cell>
          <table:table-cell office:value-type="float" office:value="119098" calcext:value-type="float">
            <text:p>119098</text:p>
          </table:table-cell>
          <table:table-cell office:value-type="float" office:value="133826" calcext:value-type="float">
            <text:p>133826</text:p>
          </table:table-cell>
          <table:table-cell office:value-type="float" office:value="5119707" calcext:value-type="float">
            <text:p>5119707</text:p>
          </table:table-cell>
          <table:table-cell office:value-type="float" office:value="5298057" calcext:value-type="float">
            <text:p>5298057</text:p>
          </table:table-cell>
          <table:table-cell office:value-type="float" office:value="2454774" calcext:value-type="float">
            <text:p>2454774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197" calcext:value-type="float">
            <text:p>90197</text:p>
          </table:table-cell>
          <table:table-cell office:value-type="float" office:value="148517" calcext:value-type="float">
            <text:p>148517</text:p>
          </table:table-cell>
          <table:table-cell office:value-type="float" office:value="132018" calcext:value-type="float">
            <text:p>132018</text:p>
          </table:table-cell>
          <table:table-cell office:value-type="float" office:value="5194598" calcext:value-type="float">
            <text:p>5194598</text:p>
          </table:table-cell>
          <table:table-cell office:value-type="float" office:value="5162370" calcext:value-type="float">
            <text:p>5162370</text:p>
          </table:table-cell>
          <table:table-cell office:value-type="float" office:value="2379201" calcext:value-type="float">
            <text:p>2379201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121" calcext:value-type="float">
            <text:p>78121</text:p>
          </table:table-cell>
          <table:table-cell office:value-type="float" office:value="160388" calcext:value-type="float">
            <text:p>160388</text:p>
          </table:table-cell>
          <table:table-cell office:value-type="float" office:value="157998" calcext:value-type="float">
            <text:p>157998</text:p>
          </table:table-cell>
          <table:table-cell office:value-type="float" office:value="4284966" calcext:value-type="float">
            <text:p>4284966</text:p>
          </table:table-cell>
          <table:table-cell office:value-type="float" office:value="5493260" calcext:value-type="float">
            <text:p>5493260</text:p>
          </table:table-cell>
          <table:table-cell office:value-type="float" office:value="2403336" calcext:value-type="float">
            <text:p>2403336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002" calcext:value-type="float">
            <text:p>63002</text:p>
          </table:table-cell>
          <table:table-cell office:value-type="float" office:value="159481" calcext:value-type="float">
            <text:p>159481</text:p>
          </table:table-cell>
          <table:table-cell office:value-type="float" office:value="172527" calcext:value-type="float">
            <text:p>172527</text:p>
          </table:table-cell>
          <table:table-cell office:value-type="float" office:value="3671971" calcext:value-type="float">
            <text:p>3671971</text:p>
          </table:table-cell>
          <table:table-cell office:value-type="float" office:value="5552814" calcext:value-type="float">
            <text:p>5552814</text:p>
          </table:table-cell>
          <table:table-cell office:value-type="float" office:value="2518269" calcext:value-type="float">
            <text:p>2518269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4926" calcext:value-type="float">
            <text:p>54926</text:p>
          </table:table-cell>
          <table:table-cell office:value-type="float" office:value="156961" calcext:value-type="float">
            <text:p>156961</text:p>
          </table:table-cell>
          <table:table-cell office:value-type="float" office:value="182358" calcext:value-type="float">
            <text:p>182358</text:p>
          </table:table-cell>
          <table:table-cell office:value-type="float" office:value="3387940" calcext:value-type="float">
            <text:p>3387940</text:p>
          </table:table-cell>
          <table:table-cell office:value-type="float" office:value="5541528" calcext:value-type="float">
            <text:p>5541528</text:p>
          </table:table-cell>
          <table:table-cell office:value-type="float" office:value="2437883" calcext:value-type="float">
            <text:p>2437883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1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3:03:24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2-07-21T15:20:18.915000000</dc:date>
    <meta:editing-duration>PT56M21S</meta:editing-duration>
    <meta:editing-cycles>5</meta:editing-cycles>
    <meta:document-statistic meta:table-count="1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legend chart:legend-position="end" svg:x="12.555cm" svg:y="3.706cm" style:legend-expansion="high" chart:style-name="ch2"/>
        <chart:plot-area chart:style-name="ch3" table:cell-range-address="Sheet1.A1:Sheet1.D12" chart:data-source-has-labels="both" svg:x="0.32cm" svg:y="0.18cm" svg:width="11.915cm" svg:height="8.646cm">
          <chartooo:coordinate-region svg:x="1.497cm" svg:y="0.38cm" svg:width="10.181cm" svg:height="7.799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C2:Sheet1.C12" chart:label-cell-address="Sheet1.C1:Sheet1.C1" chart:class="chart:line">
            <chart:data-point chart:repeated="11"/>
          </chart:series>
          <chart:series chart:style-name="ch8" chart:values-cell-range-address="Sheet1.D2:Sheet1.D12" chart:label-cell-address="Sheet1.D1:Sheet1.D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harp-sync</text:p>
                <draw:g>
                  <svg:desc>Sheet1.B1:Sheet1.B1</svg:desc>
                </draw:g>
              </table:table-cell>
              <table:table-cell office:value-type="string">
                <text:p>Csharp-async</text:p>
                <draw:g>
                  <svg:desc>Sheet1.C1:Sheet1.C1</svg:desc>
                </draw:g>
              </table:table-cell>
              <table:table-cell office:value-type="string">
                <text:p>jav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4371">
                <text:p>4371</text:p>
                <draw:g>
                  <svg:desc>Sheet1.B2:Sheet1.B12</svg:desc>
                </draw:g>
              </table:table-cell>
              <table:table-cell office:value-type="float" office:value="4701">
                <text:p>4701</text:p>
                <draw:g>
                  <svg:desc>Sheet1.C2:Sheet1.C12</svg:desc>
                </draw:g>
              </table:table-cell>
              <table:table-cell office:value-type="float" office:value="4674">
                <text:p>4674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946">
                <text:p>8946</text:p>
              </table:table-cell>
              <table:table-cell office:value-type="float" office:value="9189">
                <text:p>9189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975">
                <text:p>16975</text:p>
              </table:table-cell>
              <table:table-cell office:value-type="float" office:value="18341">
                <text:p>18341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113">
                <text:p>31113</text:p>
              </table:table-cell>
              <table:table-cell office:value-type="float" office:value="34374">
                <text:p>34374</text:p>
              </table:table-cell>
              <table:table-cell office:value-type="float" office:value="30804">
                <text:p>308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407">
                <text:p>51407</text:p>
              </table:table-cell>
              <table:table-cell office:value-type="float" office:value="65489">
                <text:p>65489</text:p>
              </table:table-cell>
              <table:table-cell office:value-type="float" office:value="54366">
                <text:p>543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7527">
                <text:p>77527</text:p>
              </table:table-cell>
              <table:table-cell office:value-type="float" office:value="96151">
                <text:p>96151</text:p>
              </table:table-cell>
              <table:table-cell office:value-type="float" office:value="96566">
                <text:p>965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7416">
                <text:p>97416</text:p>
              </table:table-cell>
              <table:table-cell office:value-type="float" office:value="119098">
                <text:p>119098</text:p>
              </table:table-cell>
              <table:table-cell office:value-type="float" office:value="133826">
                <text:p>1338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0197">
                <text:p>90197</text:p>
              </table:table-cell>
              <table:table-cell office:value-type="float" office:value="148517">
                <text:p>148517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121">
                <text:p>78121</text:p>
              </table:table-cell>
              <table:table-cell office:value-type="float" office:value="160388">
                <text:p>160388</text:p>
              </table:table-cell>
              <table:table-cell office:value-type="float" office:value="157998">
                <text:p>1579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3002">
                <text:p>63002</text:p>
              </table:table-cell>
              <table:table-cell office:value-type="float" office:value="159481">
                <text:p>159481</text:p>
              </table:table-cell>
              <table:table-cell office:value-type="float" office:value="172527">
                <text:p>17252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4926">
                <text:p>54926</text:p>
              </table:table-cell>
              <table:table-cell office:value-type="float" office:value="156961">
                <text:p>156961</text:p>
              </table:table-cell>
              <table:table-cell office:value-type="float" office:value="182358">
                <text:p>182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legend chart:legend-position="end" svg:x="12.079cm" svg:y="3.706cm" style:legend-expansion="high" chart:style-name="ch2"/>
        <chart:plot-area chart:style-name="ch3" table:cell-range-address="Sheet1.A1:Sheet1.A12 Sheet1.E1:Sheet1.G12" chart:data-source-has-labels="both" svg:x="0.32cm" svg:y="0.18cm" svg:width="11.439cm" svg:height="8.646cm">
          <chartooo:coordinate-region svg:x="1.867cm" svg:y="0.379cm" svg:width="9.521cm" svg:height="7.8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label-cell-address="Sheet1.E1:Sheet1.E1" chart:class="chart:line">
            <chart:data-point chart:repeated="11"/>
          </chart:series>
          <chart:series chart:style-name="ch7" chart:values-cell-range-address="Sheet1.F2:Sheet1.F12" chart:label-cell-address="Sheet1.F1:Sheet1.F1" chart:class="chart:line">
            <chart:data-point chart:repeated="11"/>
          </chart:series>
          <chart:series chart:style-name="ch8" chart:values-cell-range-address="Sheet1.G2:Sheet1.G12" chart:label-cell-address="Sheet1.G1:Sheet1.G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harp-sync 1k</text:p>
                <draw:g>
                  <svg:desc>Sheet1.E1:Sheet1.E1</svg:desc>
                </draw:g>
              </table:table-cell>
              <table:table-cell office:value-type="string">
                <text:p>Csharp-async 1k</text:p>
                <draw:g>
                  <svg:desc>Sheet1.F1:Sheet1.F1</svg:desc>
                </draw:g>
              </table:table-cell>
              <table:table-cell office:value-type="string">
                <text:p>java 1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644044">
                <text:p>644044</text:p>
                <draw:g>
                  <svg:desc>Sheet1.E2:Sheet1.E12</svg:desc>
                </draw:g>
              </table:table-cell>
              <table:table-cell office:value-type="float" office:value="659689">
                <text:p>659689</text:p>
                <draw:g>
                  <svg:desc>Sheet1.F2:Sheet1.F12</svg:desc>
                </draw:g>
              </table:table-cell>
              <table:table-cell office:value-type="float" office:value="514037">
                <text:p>514037</text:p>
                <draw:g>
                  <svg:desc>Sheet1.G2:Sheet1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65414">
                <text:p>1265414</text:p>
              </table:table-cell>
              <table:table-cell office:value-type="float" office:value="1290774">
                <text:p>1290774</text:p>
              </table:table-cell>
              <table:table-cell office:value-type="float" office:value="1020027">
                <text:p>1020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02136">
                <text:p>2402136</text:p>
              </table:table-cell>
              <table:table-cell office:value-type="float" office:value="2437255">
                <text:p>2437255</text:p>
              </table:table-cell>
              <table:table-cell office:value-type="float" office:value="1818752">
                <text:p>18187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81136">
                <text:p>3881136</text:p>
              </table:table-cell>
              <table:table-cell office:value-type="float" office:value="3906509">
                <text:p>3906509</text:p>
              </table:table-cell>
              <table:table-cell office:value-type="float" office:value="2030411">
                <text:p>20304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841513">
                <text:p>4841513</text:p>
              </table:table-cell>
              <table:table-cell office:value-type="float" office:value="4838010">
                <text:p>4838010</text:p>
              </table:table-cell>
              <table:table-cell office:value-type="float" office:value="2200316">
                <text:p>2200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80682">
                <text:p>5080682</text:p>
              </table:table-cell>
              <table:table-cell office:value-type="float" office:value="5266524">
                <text:p>5266524</text:p>
              </table:table-cell>
              <table:table-cell office:value-type="float" office:value="2123754">
                <text:p>21237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119707">
                <text:p>5119707</text:p>
              </table:table-cell>
              <table:table-cell office:value-type="float" office:value="5298057">
                <text:p>5298057</text:p>
              </table:table-cell>
              <table:table-cell office:value-type="float" office:value="2454774">
                <text:p>24547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194598">
                <text:p>5194598</text:p>
              </table:table-cell>
              <table:table-cell office:value-type="float" office:value="5162370">
                <text:p>5162370</text:p>
              </table:table-cell>
              <table:table-cell office:value-type="float" office:value="2379201">
                <text:p>23792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284966">
                <text:p>4284966</text:p>
              </table:table-cell>
              <table:table-cell office:value-type="float" office:value="5493260">
                <text:p>5493260</text:p>
              </table:table-cell>
              <table:table-cell office:value-type="float" office:value="2403336">
                <text:p>24033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671971">
                <text:p>3671971</text:p>
              </table:table-cell>
              <table:table-cell office:value-type="float" office:value="5552814">
                <text:p>5552814</text:p>
              </table:table-cell>
              <table:table-cell office:value-type="float" office:value="2518269">
                <text:p>25182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387940">
                <text:p>3387940</text:p>
              </table:table-cell>
              <table:table-cell office:value-type="float" office:value="5541528">
                <text:p>5541528</text:p>
              </table:table-cell>
              <table:table-cell office:value-type="float" office:value="2437883">
                <text:p>2437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